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orizontal_20_Line">
      <style:text-properties fo:language="ru" fo:country="RU"/>
    </style:style>
    <style:style style:name="P2" style:family="paragraph" style:parent-style-name="Standard">
      <style:text-properties fo:language="ru" fo:country="RU" officeooo:rsid="000e9172" officeooo:paragraph-rsid="000e9172"/>
    </style:style>
    <style:style style:name="P3" style:family="paragraph" style:parent-style-name="Standard">
      <style:text-properties fo:language="ru" fo:country="RU" officeooo:rsid="000f37c4" officeooo:paragraph-rsid="000f37c4"/>
    </style:style>
    <style:style style:name="P4" style:family="paragraph" style:parent-style-name="Text_20_body">
      <style:text-properties fo:language="ru" fo:country="RU" officeooo:rsid="000f37c4" officeooo:paragraph-rsid="000f37c4"/>
    </style:style>
    <style:style style:name="P5" style:family="paragraph" style:parent-style-name="Text_20_body">
      <style:text-properties fo:language="ru" fo:country="RU"/>
    </style:style>
    <style:style style:name="T1" style:family="text">
      <style:text-properties fo:language="ru" fo:country="RU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Автотесты</text:p>
      <text:p text:style-name="P2">редис</text:p>
      <text:p text:style-name="P2">докер </text:p>
      <text:p text:style-name="P2">гит</text:p>
      <text:p text:style-name="P2">asyncio/threading</text:p>
      <text:p text:style-name="P2"/>
      <text:p text:style-name="P2"/>
      <text:p text:style-name="P3">Задание с парсингом </text:p>
      <text:p text:style-name="P4">Если договоримся, то первым заданием будет такое: 1.Парсим данные с нескольких сайтов (список ниже). 2.Сводим данные в одну БД 3.Ранжируем компании по заданным показателям 4.Выводим рейтинг компаний на свой сайт 5.Ежедневно парсим сайты на изменения 6.Обновляем рейтинг компаний 7.Выводим изменения на свой сайт и в тг канал 8.Через платный тг бот даём пользователям расширенную информацию по компаниям 9.Через платный аккаунт на сайте даём пользователям расширенную информацию</text:p>
      <text:p text:style-name="P1"/>
      <text:p text:style-name="Text_20_body"><text:span text:style-name="T1">Сайты для парсинга: </text:span><text:a xlink:type="simple" xlink:href="https://zakupki.gov.ru/epz/dishonestsupplier/search/results.html" office:target-frame-name="_blank" xlink:show="new" text:style-name="Internet_20_link" text:visited-style-name="Visited_20_Internet_20_Link"><text:span text:style-name="T1">https://zakupki.gov.ru/epz/dishonestsupplier/search/results.html</text:span></text:a><text:span text:style-name="T1"> - здесь данные о недобросовестных поставщиках. Формирует негативный рейтинг. </text:span><text:a xlink:type="simple" xlink:href="https://reestr.nopriz.ru/sro/list" office:target-frame-name="_blank" xlink:show="new" text:style-name="Internet_20_link" text:visited-style-name="Visited_20_Internet_20_Link"><text:span text:style-name="T1">https://reestr.nopriz.ru/sro/list</text:span></text:a><text:span text:style-name="T1"> - здесь есть сведения о нарушениях компаний при соблюдение лицензий. Чем больше нарушений, и чем они регулярные - тем ниже рейтинг. Отсутствие нарушений формирует положительный рейтинг. </text:span><text:a xlink:type="simple" xlink:href="http://rating.nopriz.ru/" office:target-frame-name="_blank" xlink:show="new" text:style-name="Internet_20_link" text:visited-style-name="Visited_20_Internet_20_Link"><text:span text:style-name="T1">http://rating.nopriz.ru/</text:span></text:a><text:span text:style-name="T1"> - здесь берём готовый рейтинг </text:span><text:a xlink:type="simple" xlink:href="https://egrz.ru/" office:target-frame-name="_blank" xlink:show="new" text:style-name="Internet_20_link" text:visited-style-name="Visited_20_Internet_20_Link"><text:span text:style-name="T1">https://egrz.ru/</text:span></text:a><text:span text:style-name="T1"> - здесь сведения о прохождении компаний госэкспертиз проектов. Отрицательные заключения формируют негативный рейтинг, положительные - положительный</text:span></text:p>
      <text:p text:style-name="P1"/>
      <text:p text:style-name="P5">Если у компании хотя бы один негативный фактор, она отправляется в антирейтинг.</text:p>
      <text:p text:style-name="P1"/>
      <text:p text:style-name="P5">Требования к сайту - разбит по регионам/городам (в каждом свой рейтинг) - у каждой компании должна быть страница с информацией, которая формирует её рейтинг - в бесплатном доступе будет негативный рейтинг компаний - в платном - положительный рейтинг + связь компаний по директорам</text:p>
      <text:p text:style-name="P1"/>
      <text:p text:style-name="P5">Задание на сейчас: 1.Предложите стек для парсинга каждого из указанных сайтов 2.Предложите принципиальную схему БД 3.Предложите стек для сайта (фронт, бэк, сервер) 4.Предложите реализацию по отправке данных в тг канал, 5.Дайте предложения по созданию бота 6.Предложите сроки исполнения проекта, с учётом предложенного Вами выше затрат времени.</text:p>
      <text:p text:style-name="P1"/>
      <text:p text:style-name="P5">Прошу сначала задать уточняющие вопросы, а затем предоставить развёрнутый ответ на задание.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5T20:44:33.469595327</meta:creation-date>
    <dc:date>2023-09-15T10:42:13.731670649</dc:date>
    <meta:editing-duration>PT2M16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1" meta:paragraph-count="12" meta:word-count="250" meta:character-count="1931" meta:non-whitespace-character-count="1691"/>
  </office:meta>
</office:document-meta>
</file>